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" svg:font-family="Aria"/>
    <style:font-face style:name="Arial1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28.18cm" fo:margin-left="-0.199cm" table:align="left" style:writing-mode="lr-tb"/>
    </style:style>
    <style:style style:name="Tabelle1.A" style:family="table-column">
      <style:table-column-properties style:column-width="14.083cm"/>
    </style:style>
    <style:style style:name="Tabelle1.B" style:family="table-column">
      <style:table-column-properties style:column-width="9.465cm"/>
    </style:style>
    <style:style style:name="Tabelle1.C" style:family="table-column">
      <style:table-column-properties style:column-width="4.632cm"/>
    </style:style>
    <style:style style:name="Tabelle1.1" style:family="table-row">
      <style:table-row-properties style:min-row-height="1.568cm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le1.C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" style:family="table">
      <style:table-properties style:width="27.958cm" table:align="left" style:writing-mode="lr-tb"/>
    </style:style>
    <style:style style:name="Tabelle2.A" style:family="table-column">
      <style:table-column-properties style:column-width="0.852cm"/>
    </style:style>
    <style:style style:name="Tabelle2.B" style:family="table-column">
      <style:table-column-properties style:column-width="2.706cm"/>
    </style:style>
    <style:style style:name="Tabelle2.C" style:family="table-column">
      <style:table-column-properties style:column-width="0.998cm"/>
    </style:style>
    <style:style style:name="Tabelle2.D" style:family="table-column">
      <style:table-column-properties style:column-width="1.009cm"/>
    </style:style>
    <style:style style:name="Tabelle2.F" style:family="table-column">
      <style:table-column-properties style:column-width="1.247cm"/>
    </style:style>
    <style:style style:name="Tabelle2.G" style:family="table-column">
      <style:table-column-properties style:column-width="1.408cm"/>
    </style:style>
    <style:style style:name="Tabelle2.H" style:family="table-column">
      <style:table-column-properties style:column-width="1.924cm"/>
    </style:style>
    <style:style style:name="Tabelle2.I" style:family="table-column">
      <style:table-column-properties style:column-width="1.704cm"/>
    </style:style>
    <style:style style:name="Tabelle2.J" style:family="table-column">
      <style:table-column-properties style:column-width="1.655cm"/>
    </style:style>
    <style:style style:name="Tabelle2.K" style:family="table-column">
      <style:table-column-properties style:column-width="1.729cm"/>
    </style:style>
    <style:style style:name="Tabelle2.L" style:family="table-column">
      <style:table-column-properties style:column-width="2.05cm"/>
    </style:style>
    <style:style style:name="Tabelle2.M" style:family="table-column">
      <style:table-column-properties style:column-width="1.757cm"/>
    </style:style>
    <style:style style:name="Tabelle2.N" style:family="table-column">
      <style:table-column-properties style:column-width="1.783cm"/>
    </style:style>
    <style:style style:name="Tabelle2.O" style:family="table-column">
      <style:table-column-properties style:column-width="1.785cm"/>
    </style:style>
    <style:style style:name="Tabelle2.P" style:family="table-column">
      <style:table-column-properties style:column-width="2.088cm"/>
    </style:style>
    <style:style style:name="Tabelle2.Q" style:family="table-column">
      <style:table-column-properties style:column-width="2.254cm"/>
    </style:style>
    <style:style style:name="Tabelle2.1" style:family="table-row">
      <style:table-row-properties style:min-row-height="0.63cm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Q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2.2" style:family="table-row">
      <style:table-row-properties style:min-row-height="0.917cm" fo:keep-together="auto"/>
    </style:style>
    <style:style style:name="Tabelle2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le2.Q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1pt solid #000000" style:writing-mode="lr-tb"/>
    </style:style>
    <style:style style:name="Tabelle2.3" style:family="table-row">
      <style:table-row-properties style:min-row-height="0.72cm" fo:keep-together="auto"/>
    </style:style>
    <style:style style:name="Tabelle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.F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le2.Q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1pt solid #000000" style:writing-mode="lr-tb"/>
    </style:style>
    <style:style style:name="Tabelle3" style:family="table">
      <style:table-properties style:width="28.18cm" fo:margin-left="-0.199cm" table:align="left" style:writing-mode="lr-tb"/>
    </style:style>
    <style:style style:name="Tabelle3.A" style:family="table-column">
      <style:table-column-properties style:column-width="14.083cm"/>
    </style:style>
    <style:style style:name="Tabelle3.B" style:family="table-column">
      <style:table-column-properties style:column-width="9.465cm"/>
    </style:style>
    <style:style style:name="Tabelle3.C" style:family="table-column">
      <style:table-column-properties style:column-width="4.632cm"/>
    </style:style>
    <style:style style:name="Tabelle3.1" style:family="table-row">
      <style:table-row-properties style:min-row-height="1.568cm"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le3.C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4" style:family="table">
      <style:table-properties style:width="27.7cm" table:align="margins"/>
    </style:style>
    <style:style style:name="Tabelle4.A" style:family="table-column">
      <style:table-column-properties style:column-width="3.565cm" style:rel-column-width="8433*"/>
    </style:style>
    <style:style style:name="Tabelle4.B" style:family="table-column">
      <style:table-column-properties style:column-width="14.074cm" style:rel-column-width="33298*"/>
    </style:style>
    <style:style style:name="Tabelle4.C" style:family="table-column">
      <style:table-column-properties style:column-width="3.522cm" style:rel-column-width="8334*"/>
    </style:style>
    <style:style style:name="Tabelle4.D" style:family="table-column">
      <style:table-column-properties style:column-width="3.304cm" style:rel-column-width="7817*"/>
    </style:style>
    <style:style style:name="Tabelle4.E" style:family="table-column">
      <style:table-column-properties style:column-width="3.235cm" style:rel-column-width="7653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27.7cm" table:align="margins"/>
    </style:style>
    <style:style style:name="Tabelle5.A" style:family="table-column">
      <style:table-column-properties style:column-width="1.977cm" style:rel-column-width="4677*"/>
    </style:style>
    <style:style style:name="Tabelle5.B" style:family="table-column">
      <style:table-column-properties style:column-width="1.249cm" style:rel-column-width="2955*"/>
    </style:style>
    <style:style style:name="Tabelle5.C" style:family="table-column">
      <style:table-column-properties style:column-width="1.515cm" style:rel-column-width="3584*"/>
    </style:style>
    <style:style style:name="Tabelle5.D" style:family="table-column">
      <style:table-column-properties style:column-width="1.621cm" style:rel-column-width="3836*"/>
    </style:style>
    <style:style style:name="Tabelle5.E" style:family="table-column">
      <style:table-column-properties style:column-width="3.332cm" style:rel-column-width="7884*"/>
    </style:style>
    <style:style style:name="Tabelle5.F" style:family="table-column">
      <style:table-column-properties style:column-width="2.371cm" style:rel-column-width="5608*"/>
    </style:style>
    <style:style style:name="Tabelle5.H" style:family="table-column">
      <style:table-column-properties style:column-width="1.836cm" style:rel-column-width="4345*"/>
    </style:style>
    <style:style style:name="Tabelle5.J" style:family="table-column">
      <style:table-column-properties style:column-width="1.924cm" style:rel-column-width="4551*"/>
    </style:style>
    <style:style style:name="Tabelle5.L" style:family="table-column">
      <style:table-column-properties style:column-width="2.265cm" style:rel-column-width="5357*"/>
    </style:style>
    <style:style style:name="Tabelle5.M" style:family="table-column">
      <style:table-column-properties style:column-width="1.729cm" style:rel-column-width="4088*"/>
    </style:style>
    <style:style style:name="Tabelle5.N" style:family="table-column">
      <style:table-column-properties style:column-width="2.803cm" style:rel-column-width="6633*"/>
    </style:style>
    <style:style style:name="Tabelle5.A1" style:family="table-cell">
      <style:table-cell-properties fo:padding="0.097cm" fo:border="none"/>
    </style:style>
    <style:style style:name="Tabel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N1" style:family="table-cell">
      <style:table-cell-properties style:vertical-align="bottom" fo:padding="0.097cm" fo:border="1pt ridge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e5.3" style:family="table-row">
      <style:table-row-properties style:row-height="1cm"/>
    </style:style>
    <style:style style:name="Tabelle5.A3" style:family="table-cell">
      <style:table-cell-properties style:vertical-align="bottom" fo:padding="0.097cm" fo:border="0.05pt solid #000000"/>
    </style:style>
    <style:style style:name="Tabelle5.N3" style:family="table-cell">
      <style:table-cell-properties style:vertical-align="bottom" fo:padding="0.097cm" fo:border-left="1pt ridge #000000" fo:border-right="1pt ridge #000000" fo:border-top="none" fo:border-bottom="1pt ridge #000000"/>
    </style:style>
    <style:style style:name="Tabelle7" style:family="table">
      <style:table-properties style:width="15.494cm" table:align="left"/>
    </style:style>
    <style:style style:name="Tabelle7.A" style:family="table-column">
      <style:table-column-properties style:column-width="4.2cm"/>
    </style:style>
    <style:style style:name="Tabelle7.B" style:family="table-column">
      <style:table-column-properties style:column-width="4.796cm"/>
    </style:style>
    <style:style style:name="Tabelle7.C" style:family="table-column">
      <style:table-column-properties style:column-width="6.498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3" style:family="table-row">
      <style:table-row-properties style:min-row-height="1.97cm"/>
    </style:style>
    <style:style style:name="Tabelle8" style:family="table">
      <style:table-properties style:width="15.494cm" table:align="left"/>
    </style:style>
    <style:style style:name="Tabelle8.A" style:family="table-column">
      <style:table-column-properties style:column-width="15.494cm"/>
    </style:style>
    <style:style style:name="Tabelle8.1" style:family="table-row">
      <style:table-row-properties style:min-row-height="2.298cm"/>
    </style:style>
    <style:style style:name="Tabelle8.A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8pt" officeooo:rsid="003720d9" officeooo:paragraph-rsid="00748d0e" style:font-size-asian="8pt" style:font-size-complex="8pt"/>
    </style:style>
    <style:style style:name="P2" style:family="paragraph" style:parent-style-name="Table_20_Contents">
      <style:text-properties fo:font-size="8pt" officeooo:rsid="003d348e" officeooo:paragraph-rsid="0079deb9" style:font-size-asian="8pt" style:font-size-complex="8pt"/>
    </style:style>
    <style:style style:name="P3" style:family="paragraph" style:parent-style-name="Table_20_Contents">
      <style:text-properties fo:font-size="8pt" officeooo:rsid="003e2885" officeooo:paragraph-rsid="0079deb9" style:font-size-asian="8pt" style:font-size-complex="8pt"/>
    </style:style>
    <style:style style:name="P4" style:family="paragraph" style:parent-style-name="Table_20_Contents">
      <style:text-properties fo:font-size="8pt" officeooo:paragraph-rsid="0079deb9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8pt" officeooo:rsid="000a1875" officeooo:paragraph-rsid="0076b84d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8pt" officeooo:rsid="002364e1" officeooo:paragraph-rsid="0076b84d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8pt" officeooo:rsid="003f7cc0" officeooo:paragraph-rsid="0076b84d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8pt" officeooo:rsid="00316ff6" officeooo:paragraph-rsid="0076b84d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8pt" officeooo:rsid="003253a9" officeooo:paragraph-rsid="0076b84d" style:font-size-asian="8pt" style:font-size-complex="8pt"/>
    </style:style>
    <style:style style:name="P10" style:family="paragraph" style:parent-style-name="Table_20_Contents">
      <style:text-properties style:font-name="Liberation Sans" fo:font-size="8pt" officeooo:paragraph-rsid="0076b84d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weight="bold" officeooo:rsid="000a1875" officeooo:paragraph-rsid="0076b84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weight="bold" officeooo:rsid="00249676" officeooo:paragraph-rsid="0076b84d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weight="bold" officeooo:rsid="0027ff9d" officeooo:paragraph-rsid="0076b84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10.5pt" fo:font-weight="normal" officeooo:rsid="000a1875" officeooo:paragraph-rsid="0076b84d" style:font-size-asian="10.5pt" style:font-weight-asian="normal" style:font-size-complex="10.5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e2885" officeooo:paragraph-rsid="0079deb9" style:font-weight-asian="bold" style:font-weight-complex="bold"/>
    </style:style>
    <style:style style:name="P16" style:family="paragraph" style:parent-style-name="Table_20_Contents">
      <style:text-properties style:font-name="Arial" fo:font-size="8pt" officeooo:paragraph-rsid="00748d0e" style:font-size-asian="8pt" style:font-name-complex="Arial" style:font-size-complex="8pt"/>
    </style:style>
    <style:style style:name="P17" style:family="paragraph" style:parent-style-name="Table_20_Contents">
      <style:text-properties style:font-name="Arial2" fo:font-size="8pt" officeooo:rsid="003720d9" officeooo:paragraph-rsid="00748d0e" style:font-size-asian="8pt" style:font-size-complex="8pt"/>
    </style:style>
    <style:style style:name="P18" style:family="paragraph" style:parent-style-name="Text_20_body">
      <style:paragraph-properties style:snap-to-layout-grid="false"/>
      <style:text-properties style:font-name="Arial" fo:font-size="2pt" fo:language="none" fo:country="none" officeooo:rsid="004629d0" officeooo:paragraph-rsid="00578a6b" style:font-size-asian="2pt" style:language-asian="none" style:country-asian="none" style:font-name-complex="Arial" style:font-size-complex="2pt"/>
    </style:style>
    <style:style style:name="P19" style:family="paragraph" style:parent-style-name="Standard">
      <style:text-properties style:font-name="Arial" fo:font-size="8pt" fo:language="none" fo:country="none" officeooo:rsid="0014af1b" officeooo:paragraph-rsid="0044ac96" style:font-size-asian="8pt" style:language-asian="none" style:country-asian="none" style:font-name-complex="Arial" style:font-size-complex="8pt"/>
    </style:style>
    <style:style style:name="P20" style:family="paragraph" style:parent-style-name="Standard">
      <style:text-properties style:font-name="Arial" fo:font-size="8pt" fo:language="none" fo:country="none" officeooo:rsid="0014af1b" officeooo:paragraph-rsid="004629d0" style:font-size-asian="8pt" style:language-asian="none" style:country-asian="none" style:font-name-complex="Arial" style:font-size-complex="8pt"/>
    </style:style>
    <style:style style:name="P21" style:family="paragraph" style:parent-style-name="Standard">
      <style:paragraph-properties style:snap-to-layout-grid="false"/>
      <style:text-properties style:font-name="Arial" fo:font-size="8pt" fo:language="none" fo:country="none" officeooo:rsid="001a555c" officeooo:paragraph-rsid="0044ac96" style:font-size-asian="8pt" style:language-asian="none" style:country-asian="none" style:font-name-complex="Arial" style:font-size-complex="8pt"/>
    </style:style>
    <style:style style:name="P22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27df9e" officeooo:paragraph-rsid="0044ac96" style:font-size-asian="8pt" style:language-asian="none" style:country-asian="none" style:font-name-complex="Arial" style:font-size-complex="8pt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2efdac" officeooo:paragraph-rsid="0044ac96" style:font-size-asian="8pt" style:language-asian="none" style:country-asian="none" style:font-name-complex="Arial" style:font-size-complex="8pt"/>
    </style:style>
    <style:style style:name="P24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046d9" officeooo:paragraph-rsid="0044ac96" style:font-size-asian="8pt" style:language-asian="none" style:country-asian="none" style:font-name-complex="Arial" style:font-size-complex="8pt"/>
    </style:style>
    <style:style style:name="P25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093ac" officeooo:paragraph-rsid="0044ac96" style:font-size-asian="8pt" style:language-asian="none" style:country-asian="none" style:font-name-complex="Arial" style:font-size-complex="8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126a1" officeooo:paragraph-rsid="0044ac96" style:font-size-asian="8pt" style:language-asian="none" style:country-asian="none" style:font-name-complex="Arial" style:font-size-complex="8pt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424ea" officeooo:paragraph-rsid="0044ac96" style:font-size-asian="8pt" style:language-asian="none" style:country-asian="none" style:font-name-complex="Arial" style:font-size-complex="8pt"/>
    </style:style>
    <style:style style:name="P28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b11e5" officeooo:paragraph-rsid="0044ac96" style:font-size-asian="8pt" style:language-asian="none" style:country-asian="none" style:font-name-complex="Arial" style:font-size-complex="8pt"/>
    </style:style>
    <style:style style:name="P29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cade1" officeooo:paragraph-rsid="0044ac96" style:font-size-asian="8pt" style:language-asian="none" style:country-asian="none" style:font-name-complex="Arial" style:font-size-complex="8pt"/>
    </style:style>
    <style:style style:name="P30" style:family="paragraph" style:parent-style-name="Standard">
      <style:paragraph-properties style:snap-to-layout-grid="false"/>
      <style:text-properties style:font-name="Arial" fo:font-size="8pt" fo:language="none" fo:country="none" officeooo:rsid="007ba009" officeooo:paragraph-rsid="007ba009" style:font-size-asian="8pt" style:language-asian="none" style:country-asian="none" style:font-name-complex="Arial" style:font-size-complex="8pt"/>
    </style:style>
    <style:style style:name="P31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1f6346" officeooo:paragraph-rsid="00586f81" style:font-size-asian="8pt" style:language-asian="none" style:country-asian="none" style:font-weight-asian="bold" style:font-name-complex="Arial" style:font-size-complex="8pt" style:font-weight-complex="bold"/>
    </style:style>
    <style:style style:name="P32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3424ea" officeooo:paragraph-rsid="0044ac96" style:font-size-asian="8pt" style:language-asian="none" style:country-asian="none" style:font-weight-asian="bold" style:font-name-complex="Arial" style:font-size-complex="8pt" style:font-weight-complex="bold"/>
    </style:style>
    <style:style style:name="P33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624312" officeooo:paragraph-rsid="00624312" style:font-size-asian="8pt" style:language-asian="none" style:country-asian="none" style:font-weight-asian="bold" style:font-name-complex="Arial" style:font-size-complex="8pt" style:font-weight-complex="bold"/>
    </style:style>
    <style:style style:name="P34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3b11e5" officeooo:paragraph-rsid="0044ac96" style:font-size-asian="8pt" style:language-asian="none" style:country-asian="none" style:font-weight-asian="bold" style:font-name-complex="Arial" style:font-size-complex="8pt" style:font-weight-complex="bold"/>
    </style:style>
    <style:style style:name="P35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3cade1" officeooo:paragraph-rsid="0044ac96" style:font-size-asian="8pt" style:language-asian="none" style:country-asian="none" style:font-weight-asian="bold" style:font-name-complex="Arial" style:font-size-complex="8pt" style:font-weight-complex="bold"/>
    </style:style>
    <style:style style:name="P36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61b90a" officeooo:paragraph-rsid="0061b90a" style:font-size-asian="8pt" style:language-asian="none" style:country-asian="none" style:font-weight-asian="bold" style:font-name-complex="Arial" style:font-size-complex="8pt" style:font-weight-complex="bold"/>
    </style:style>
    <style:style style:name="P37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314f2a" officeooo:paragraph-rsid="0044ac96" style:font-size-asian="8pt" style:language-asian="none" style:country-asian="none" style:font-weight-asian="bold" style:font-name-complex="Arial" style:font-size-complex="8pt" style:font-weight-complex="bold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size="8pt" officeooo:paragraph-rsid="00123b04" style:font-size-asian="8pt" style:font-name-complex="Arial" style:font-size-complex="8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8pt" officeooo:paragraph-rsid="00123b04" style:font-size-asian="8pt" style:font-name-complex="Arial" style:font-size-complex="8pt"/>
    </style:style>
    <style:style style:name="P40" style:family="paragraph" style:parent-style-name="Standard">
      <style:paragraph-properties style:snap-to-layout-grid="false"/>
      <style:text-properties style:font-name="Arial" fo:font-size="8pt" officeooo:paragraph-rsid="00123b04" style:font-size-asian="8pt" style:font-name-complex="Arial" style:font-size-complex="8pt"/>
    </style:style>
    <style:style style:name="P41" style:family="paragraph" style:parent-style-name="Standard">
      <style:text-properties style:font-name="Arial" fo:font-size="8pt" officeooo:paragraph-rsid="00123b04" style:font-size-asian="8pt" style:font-name-complex="Arial" style:font-size-complex="8pt"/>
    </style:style>
    <style:style style:name="P42" style:family="paragraph" style:parent-style-name="Standard">
      <style:text-properties style:font-name="Arial" fo:font-size="8pt" officeooo:paragraph-rsid="00725424" style:font-size-asian="8pt" style:font-name-complex="Arial" style:font-size-complex="8pt"/>
    </style:style>
    <style:style style:name="P43" style:family="paragraph" style:parent-style-name="Standard">
      <style:text-properties style:font-name="Arial" fo:font-size="11pt" officeooo:paragraph-rsid="00123b04" style:font-size-asian="11pt" style:font-name-complex="Arial" style:font-size-complex="11pt"/>
    </style:style>
    <style:style style:name="P44" style:family="paragraph" style:parent-style-name="Standard">
      <style:text-properties style:font-name="Arial" fo:font-size="10pt" officeooo:paragraph-rsid="00123b04" style:font-size-asian="10pt" style:font-name-complex="Arial" style:font-size-complex="10pt"/>
    </style:style>
    <style:style style:name="P45" style:family="paragraph" style:parent-style-name="Standard">
      <style:text-properties style:font-name="Arial" fo:font-size="10pt" officeooo:rsid="0014af1b" officeooo:paragraph-rsid="0014af1b" style:font-size-asian="10pt" style:font-name-complex="Arial" style:font-size-complex="10pt"/>
    </style:style>
    <style:style style:name="P46" style:family="paragraph" style:parent-style-name="Standard">
      <style:text-properties style:font-name="Arial" fo:font-size="10pt" officeooo:paragraph-rsid="00725424" style:font-size-asian="10pt" style:font-name-complex="Arial" style:font-size-complex="10pt"/>
    </style:style>
    <style:style style:name="P47" style:family="paragraph" style:parent-style-name="Standard">
      <style:paragraph-properties style:snap-to-layout-grid="false"/>
      <style:text-properties style:font-name="Arial" fo:font-size="9pt" officeooo:paragraph-rsid="00123b04" style:font-size-asian="9pt" style:font-name-complex="Arial" style:font-size-complex="9pt"/>
    </style:style>
    <style:style style:name="P48" style:family="paragraph" style:parent-style-name="Standard">
      <style:paragraph-properties style:snap-to-layout-grid="false"/>
      <style:text-properties style:font-name="Arial" fo:font-size="9pt" officeooo:paragraph-rsid="00725424" style:font-size-asian="9pt" style:font-name-complex="Arial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officeooo:paragraph-rsid="00123b04" style:font-size-asian="9pt" style:font-name-complex="Arial" style:font-size-complex="9pt"/>
    </style:style>
    <style:style style:name="P50" style:family="paragraph" style:parent-style-name="Standard">
      <style:text-properties style:font-name="Arial" fo:font-size="9pt" officeooo:paragraph-rsid="00123b04" style:font-size-asian="9pt" style:font-name-complex="Arial" style:font-size-complex="9pt"/>
    </style:style>
    <style:style style:name="P51" style:family="paragraph" style:parent-style-name="Standard">
      <style:text-properties style:font-name="Arial" fo:font-size="9pt" officeooo:paragraph-rsid="00725424" style:font-size-asian="9pt" style:font-name-complex="Arial" style:font-size-complex="9pt"/>
    </style:style>
    <style:style style:name="P52" style:family="paragraph" style:parent-style-name="Standard">
      <style:paragraph-properties fo:text-align="end" style:justify-single-word="false"/>
      <style:text-properties style:font-name="Arial" fo:font-size="9pt" officeooo:paragraph-rsid="0044ac96" style:font-size-asian="9pt" style:font-name-complex="Arial" style:font-size-complex="8pt"/>
    </style:style>
    <style:style style:name="P53" style:family="paragraph" style:parent-style-name="Standard">
      <style:text-properties style:font-name="Arial" fo:font-size="9pt" officeooo:paragraph-rsid="00123b04" style:font-name-asian="Arial" style:font-size-asian="9pt" style:font-name-complex="Arial" style:font-size-complex="9pt"/>
    </style:style>
    <style:style style:name="P54" style:family="paragraph" style:parent-style-name="Standard">
      <style:text-properties style:font-name="Arial" fo:font-size="9pt" officeooo:paragraph-rsid="00725424" style:font-name-asian="Arial" style:font-size-asian="9pt" style:font-name-complex="Arial" style:font-size-complex="9pt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font-name="Arial" fo:font-size="7pt" officeooo:paragraph-rsid="00123b04" style:font-size-asian="7pt" style:font-name-complex="Arial" style:font-size-complex="8pt"/>
    </style:style>
    <style:style style:name="P56" style:family="paragraph" style:parent-style-name="Standard">
      <style:paragraph-properties fo:text-align="center" style:justify-single-word="false"/>
      <style:text-properties style:font-name="Arial" fo:font-size="7pt" officeooo:paragraph-rsid="00123b04" style:font-size-asian="7pt" style:font-name-complex="Arial" style:font-size-complex="8pt"/>
    </style:style>
    <style:style style:name="P57" style:family="paragraph" style:parent-style-name="Standard">
      <style:paragraph-properties style:snap-to-layout-grid="false"/>
      <style:text-properties style:font-name="Arial" fo:font-size="7pt" officeooo:paragraph-rsid="0044ac96" style:font-size-asian="7pt" style:font-name-complex="Arial" style:font-size-complex="8pt"/>
    </style:style>
    <style:style style:name="P58" style:family="paragraph" style:parent-style-name="Standard">
      <style:text-properties style:font-name="Arial" fo:font-size="7pt" officeooo:paragraph-rsid="00123b04" style:font-size-asian="7pt" style:font-name-complex="Arial" style:font-size-complex="8pt"/>
    </style:style>
    <style:style style:name="P59" style:family="paragraph" style:parent-style-name="Standard">
      <style:paragraph-properties fo:text-align="center" style:justify-single-word="false"/>
      <style:text-properties style:font-name="Arial" fo:font-size="7pt" officeooo:paragraph-rsid="00123b04" style:font-size-asian="7pt" style:font-name-complex="Arial" style:font-size-complex="7pt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Arial" fo:font-size="7pt" officeooo:paragraph-rsid="00123b04" style:font-size-asian="7pt" style:font-name-complex="Arial" style:font-size-complex="7pt"/>
    </style:style>
    <style:style style:name="P61" style:family="paragraph" style:parent-style-name="Standard">
      <style:paragraph-properties style:snap-to-layout-grid="false"/>
      <style:text-properties style:font-name="Arial" fo:font-size="2pt" fo:language="none" fo:country="none" officeooo:rsid="004629d0" officeooo:paragraph-rsid="00578a6b" style:font-size-asian="2pt" style:language-asian="none" style:country-asian="none" style:font-name-complex="Arial" style:font-size-complex="2pt"/>
    </style:style>
    <style:style style:name="P62" style:family="paragraph" style:parent-style-name="Standard">
      <style:text-properties officeooo:paragraph-rsid="00123b04"/>
    </style:style>
    <style:style style:name="P63" style:family="paragraph" style:parent-style-name="Standard">
      <style:paragraph-properties fo:text-align="center" style:justify-single-word="false"/>
      <style:text-properties fo:font-size="7pt" officeooo:paragraph-rsid="00123b04" style:font-size-asian="7pt" style:font-size-complex="7pt"/>
    </style:style>
    <style:style style:name="P64" style:family="paragraph" style:parent-style-name="Standard">
      <style:text-properties style:font-name="Liberation Sans" fo:font-size="4pt" fo:language="none" fo:country="none" officeooo:rsid="000ea418" officeooo:paragraph-rsid="0044ac96" style:font-size-asian="4pt" style:language-asian="none" style:country-asian="none" style:font-name-complex="Arial" style:font-size-complex="4pt"/>
    </style:style>
    <style:style style:name="P65" style:family="paragraph" style:parent-style-name="Standard">
      <style:paragraph-properties fo:text-align="start" style:justify-single-word="false"/>
      <style:text-properties style:font-name="Liberation Sans" fo:font-size="4pt" fo:language="none" fo:country="none" officeooo:rsid="000ea418" officeooo:paragraph-rsid="0079deb9" style:font-size-asian="4pt" style:language-asian="none" style:country-asian="none" style:font-name-complex="Arial" style:font-size-complex="4pt"/>
    </style:style>
    <style:style style:name="P66" style:family="paragraph" style:parent-style-name="Standard">
      <style:text-properties style:font-name="Liberation Sans" officeooo:rsid="0009905f" officeooo:paragraph-rsid="0076b84d"/>
    </style:style>
    <style:style style:name="P67" style:family="paragraph" style:parent-style-name="Standard">
      <style:text-properties style:font-name="Liberation Sans" officeooo:rsid="0009905f" officeooo:paragraph-rsid="0079deb9"/>
    </style:style>
    <style:style style:name="P68" style:family="paragraph" style:parent-style-name="Standard">
      <style:text-properties style:font-name="Liberation Sans" fo:font-weight="bold" officeooo:rsid="0029a3cc" officeooo:paragraph-rsid="007620eb" style:font-weight-asian="bold" style:font-weight-complex="bold"/>
    </style:style>
    <style:style style:name="P69" style:family="paragraph" style:parent-style-name="Standard">
      <style:text-properties style:font-name="Liberation Sans" officeooo:rsid="0029a3cc" officeooo:paragraph-rsid="007620eb"/>
    </style:style>
    <style:style style:name="P70" style:family="paragraph" style:parent-style-name="Standard">
      <style:text-properties style:font-name="Liberation Sans" fo:font-size="8pt" fo:font-weight="normal" officeooo:rsid="0009905f" officeooo:paragraph-rsid="007620eb" style:font-size-asian="8pt" style:font-weight-asian="normal" style:font-size-complex="8pt" style:font-weight-complex="normal"/>
    </style:style>
    <style:style style:name="P71" style:family="paragraph" style:parent-style-name="Standard">
      <style:text-properties style:font-name="Liberation Sans" fo:font-size="8pt" officeooo:rsid="0029a3cc" officeooo:paragraph-rsid="007620eb" style:font-size-asian="8pt" style:font-size-complex="8pt"/>
    </style:style>
    <style:style style:name="P72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124b4a" officeooo:paragraph-rsid="00712a57" style:font-size-asian="8pt" style:language-asian="none" style:country-asian="none" style:font-name-complex="Arial" style:font-size-complex="8pt"/>
    </style:style>
    <style:style style:name="P73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124b4a" officeooo:paragraph-rsid="00725424" style:font-size-asian="8pt" style:language-asian="none" style:country-asian="none" style:font-name-complex="Arial" style:font-size-complex="8pt"/>
    </style:style>
    <style:style style:name="P74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6ebf10" officeooo:paragraph-rsid="00725424" style:font-size-asian="8pt" style:language-asian="none" style:country-asian="none" style:font-name-complex="Arial" style:font-size-complex="8pt"/>
    </style:style>
    <style:style style:name="P75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6ebf10" officeooo:paragraph-rsid="007612fe" style:font-size-asian="8pt" style:language-asian="none" style:country-asian="none" style:font-name-complex="Arial" style:font-size-complex="8pt"/>
    </style:style>
    <style:style style:name="P76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6ebf10" officeooo:paragraph-rsid="007620eb" style:font-size-asian="8pt" style:language-asian="none" style:country-asian="none" style:font-name-complex="Arial" style:font-size-complex="8pt"/>
    </style:style>
    <style:style style:name="P77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707b5c" officeooo:paragraph-rsid="0079deb9" style:font-size-asian="8pt" style:language-asian="none" style:country-asian="none" style:font-name-complex="Arial" style:font-size-complex="8pt"/>
    </style:style>
    <style:style style:name="P78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09905f" officeooo:paragraph-rsid="0076b84d" style:font-size-asian="8pt" style:language-asian="none" style:country-asian="none" style:font-name-complex="Arial" style:font-size-complex="8pt"/>
    </style:style>
    <style:style style:name="P79" style:family="paragraph" style:parent-style-name="Standard">
      <style:text-properties officeooo:paragraph-rsid="00725424"/>
    </style:style>
    <style:style style:name="P80" style:family="paragraph" style:parent-style-name="Standard">
      <style:text-properties officeooo:paragraph-rsid="007612fe"/>
    </style:style>
    <style:style style:name="P81" style:family="paragraph" style:parent-style-name="Standard">
      <style:text-properties officeooo:paragraph-rsid="0076b84d"/>
    </style:style>
    <style:style style:name="P82" style:family="paragraph" style:parent-style-name="Standard">
      <style:text-properties officeooo:paragraph-rsid="0079deb9"/>
    </style:style>
    <style:style style:name="P83" style:family="paragraph" style:parent-style-name="Standard">
      <style:paragraph-properties fo:margin-left="0.194cm" fo:margin-right="0cm" fo:text-indent="0cm" style:auto-text-indent="false"/>
      <style:text-properties style:font-name="Arial" fo:font-size="9pt" officeooo:paragraph-rsid="00123b04" style:font-size-asian="9pt" style:font-name-complex="Arial" style:font-size-complex="9pt"/>
    </style:style>
    <style:style style:name="P84" style:family="paragraph" style:parent-style-name="Standard">
      <style:paragraph-properties fo:margin-left="0.194cm" fo:margin-right="0cm" fo:text-indent="0cm" style:auto-text-indent="false"/>
      <style:text-properties style:font-name="Arial" fo:font-size="9pt" officeooo:paragraph-rsid="00725424" style:font-size-asian="9pt" style:font-name-complex="Arial" style:font-size-complex="9pt"/>
    </style:style>
    <style:style style:name="P85" style:family="paragraph" style:parent-style-name="Standard">
      <style:paragraph-properties fo:margin-left="0.194cm" fo:margin-right="0cm" fo:text-indent="0cm" style:auto-text-indent="false"/>
      <style:text-properties officeooo:paragraph-rsid="00275392"/>
    </style:style>
    <style:style style:name="P86" style:family="paragraph" style:parent-style-name="Standard">
      <style:paragraph-properties fo:break-before="page"/>
      <style:text-properties style:font-name="Arial" fo:font-size="8pt" fo:language="none" fo:country="none" officeooo:rsid="0014af1b" officeooo:paragraph-rsid="0044ac96" style:font-size-asian="8pt" style:language-asian="none" style:country-asian="none" style:font-name-complex="Arial" style:font-size-complex="8pt"/>
    </style:style>
    <style:style style:name="P87" style:family="paragraph" style:parent-style-name="Standard">
      <style:paragraph-properties fo:text-align="start" style:justify-single-word="false" fo:break-before="page"/>
      <style:text-properties style:font-name="Liberation Sans" fo:font-size="8pt" fo:language="none" fo:country="none" officeooo:rsid="006ebf10" officeooo:paragraph-rsid="0079deb9" style:font-size-asian="8pt" style:language-asian="none" style:country-asian="none" style:font-name-complex="Arial" style:font-size-complex="8pt"/>
    </style:style>
    <style:style style:name="P88" style:family="paragraph" style:parent-style-name="Standard" style:master-page-name="Standard">
      <style:paragraph-properties style:page-number="auto"/>
      <style:text-properties style:font-name="Arial" fo:font-size="8pt" officeooo:rsid="0014af1b" officeooo:paragraph-rsid="001e5f1d" style:font-size-asian="8pt" style:font-name-complex="Arial" style:font-size-complex="8pt"/>
    </style:style>
    <style:style style:name="P89" style:family="paragraph" style:parent-style-name="Standard" style:master-page-name="">
      <style:paragraph-properties style:page-number="auto" fo:break-before="auto" fo:break-after="auto"/>
      <style:text-properties style:font-name="Liberation Sans" officeooo:rsid="0009905f" officeooo:paragraph-rsid="0079deb9"/>
    </style:style>
    <style:style style:name="T1" style:family="text">
      <style:text-properties style:font-name="Arial" fo:font-size="9pt" style:font-name-asian="Arial" style:font-size-asian="9pt" style:font-name-complex="Arial" style:font-size-complex="9pt"/>
    </style:style>
    <style:style style:name="T2" style:family="text">
      <style:text-properties style:font-name="Arial" fo:font-size="9pt" officeooo:rsid="0072be06" style:font-name-asian="Arial" style:font-size-asian="9pt" style:font-name-complex="Arial" style:font-size-complex="9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9pt" officeooo:rsid="00327a91" style:font-size-asian="9pt" style:font-name-complex="Arial" style:font-size-complex="9pt"/>
    </style:style>
    <style:style style:name="T5" style:family="text">
      <style:text-properties style:font-name="Arial" fo:font-size="8pt" style:font-size-asian="8pt" style:font-name-complex="Arial" style:font-size-complex="8pt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7pt" style:font-size-asian="7pt" style:font-name-complex="Arial" style:font-size-complex="8pt"/>
    </style:style>
    <style:style style:name="T10" style:family="text">
      <style:text-properties style:font-name="Arial" style:font-name-complex="Arial"/>
    </style:style>
    <style:style style:name="T11" style:family="text">
      <style:text-properties officeooo:rsid="001d4188"/>
    </style:style>
    <style:style style:name="T12" style:family="text">
      <style:text-properties officeooo:rsid="0021d6f0"/>
    </style:style>
    <style:style style:name="T13" style:family="text">
      <style:text-properties fo:language="none" fo:country="none" style:language-asian="none" style:country-asian="none"/>
    </style:style>
    <style:style style:name="T14" style:family="text">
      <style:text-properties officeooo:rsid="0029ea80"/>
    </style:style>
    <style:style style:name="T15" style:family="text">
      <style:text-properties officeooo:rsid="00307e7e"/>
    </style:style>
    <style:style style:name="T16" style:family="text">
      <style:text-properties officeooo:rsid="0035f8a5"/>
    </style:style>
    <style:style style:name="T17" style:family="text">
      <style:text-properties officeooo:rsid="0037edaf"/>
    </style:style>
    <style:style style:name="T18" style:family="text">
      <style:text-properties officeooo:rsid="0046b262"/>
    </style:style>
    <style:style style:name="T19" style:family="text">
      <style:text-properties fo:font-weight="normal" officeooo:rsid="0009905f" style:font-weight-asian="normal" style:font-weight-complex="normal"/>
    </style:style>
    <style:style style:name="T20" style:family="text">
      <style:text-properties fo:font-weight="normal" officeooo:rsid="000a1cd2" style:font-weight-asian="normal" style:font-weight-complex="normal"/>
    </style:style>
    <style:style style:name="T21" style:family="text">
      <style:text-properties fo:font-weight="normal" officeooo:rsid="0029cf70" style:font-weight-asian="normal" style:font-weight-complex="normal"/>
    </style:style>
    <style:style style:name="T22" style:family="text">
      <style:text-properties fo:font-weight="normal" officeooo:rsid="002e689a" style:font-weight-asian="normal" style:font-weight-complex="normal"/>
    </style:style>
    <style:style style:name="T23" style:family="text">
      <style:text-properties officeooo:rsid="004ffda3"/>
    </style:style>
    <style:style style:name="T24" style:family="text">
      <style:text-properties officeooo:rsid="0051eba3"/>
    </style:style>
    <style:style style:name="T25" style:family="text">
      <style:text-properties officeooo:rsid="00628ac5"/>
    </style:style>
    <style:style style:name="T26" style:family="text">
      <style:text-properties officeooo:rsid="00638742"/>
    </style:style>
    <style:style style:name="T27" style:family="text">
      <style:text-properties style:font-name="Liberation Sans" fo:font-size="10pt" officeooo:rsid="00410f22" style:font-size-asian="10pt" style:font-size-complex="10pt"/>
    </style:style>
    <style:style style:name="T28" style:family="text">
      <style:text-properties fo:font-size="10pt" officeooo:rsid="00410f22" style:font-size-asian="10pt" style:font-size-complex="10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8pt" officeooo:rsid="007ba009" style:font-size-asian="8pt" style:font-size-complex="8pt"/>
    </style:style>
    <style:style style:name="T31" style:family="text">
      <style:text-properties fo:font-size="8pt" officeooo:rsid="007bc603" style:font-size-asian="8pt" style:font-size-complex="8pt"/>
    </style:style>
    <style:style style:name="T32" style:family="text">
      <style:text-properties officeooo:rsid="001ff86e"/>
    </style:style>
    <style:style style:name="T33" style:family="text">
      <style:text-properties officeooo:rsid="002e92c4"/>
    </style:style>
    <style:style style:name="T34" style:family="text">
      <style:text-properties officeooo:rsid="00316ff6"/>
    </style:style>
    <style:style style:name="T35" style:family="text">
      <style:text-properties officeooo:rsid="003253a9"/>
    </style:style>
    <style:style style:name="T36" style:family="text">
      <style:text-properties officeooo:rsid="001e170b"/>
    </style:style>
    <style:style style:name="T37" style:family="text">
      <style:text-properties officeooo:rsid="000a1cd2"/>
    </style:style>
    <style:style style:name="T38" style:family="text">
      <style:text-properties officeooo:rsid="004990f6"/>
    </style:style>
    <style:style style:name="T39" style:family="text">
      <style:text-properties officeooo:rsid="0027ff9d"/>
    </style:style>
    <style:style style:name="T40" style:family="text">
      <style:text-properties fo:font-size="11pt" fo:language="none" fo:country="none" style:font-size-asian="11pt" style:language-asian="none" style:country-asian="none" style:font-size-complex="11pt"/>
    </style:style>
    <style:style style:name="T41" style:family="text">
      <style:text-properties officeooo:rsid="003720d9"/>
    </style:style>
    <style:style style:name="T42" style:family="text">
      <style:text-properties style:font-name="Aria" officeooo:rsid="003720d9"/>
    </style:style>
    <style:style style:name="T43" style:family="text">
      <style:text-properties style:font-name="Arial2" officeooo:rsid="003720d9"/>
    </style:style>
    <style:style style:name="T44" style:family="text">
      <style:text-properties officeooo:rsid="007ba009"/>
    </style:style>
    <style:style style:name="T45" style:family="text">
      <style:text-properties officeooo:rsid="007bc6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/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64"><text:span text:style-name="T27"/></text:p>
      <text:p text:style-name="P7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" svg:font-family="Aria"/>
    <style:font-face style:name="Arial1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Kröger</meta:initial-creator>
    <meta:creation-date>2020-02-29T19:26:07.919056020</meta:creation-date>
    <dc:date>2020-03-01T01:35:23.975660623</dc:date>
    <dc:creator>Henrik Kröger</dc:creator>
    <meta:editing-duration>PT6H8M18S</meta:editing-duration>
    <meta:editing-cycles>111</meta:editing-cycles>
    <meta:generator>LibreOffice/6.0.7.3$Linux_X86_64 LibreOffice_project/00m0$Build-3</meta:generator>
    <meta:document-statistic meta:table-count="7" meta:image-count="0" meta:object-count="0" meta:page-count="4" meta:paragraph-count="140" meta:word-count="287" meta:character-count="3075" meta:non-whitespace-character-count="2909"/>
  </office:meta>
</office:document-meta>
</file>